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ur F1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Ritter</text:p>
          </table:table-cell>
          <table:table-cell office:value-type="string" calcext:value-type="string">
            <text:p>OpenCalai</text:p>
          </table:table-cell>
          <table:table-cell table:number-columns-repeated="2"/>
        </table:table-row>
        <table:table-row table:style-name="ro1">
          <table:table-cell office:value-type="float" office:value="0.602316602316602" calcext:value-type="float">
            <text:p>0.6023166023</text:p>
          </table:table-cell>
          <table:table-cell office:value-type="float" office:value="0.549019607843137" calcext:value-type="float">
            <text:p>0.5490196078</text:p>
          </table:table-cell>
          <table:table-cell office:value-type="float" office:value="0.605108055009823" calcext:value-type="float">
            <text:p>0.605108055</text:p>
          </table:table-cell>
          <table:table-cell office:value-type="float" office:value="0.408695652173913" calcext:value-type="float">
            <text:p>0.4086956522</text:p>
          </table:table-cell>
          <table:table-cell/>
          <table:table-cell office:value-type="float" office:value="0.620037807183365" calcext:value-type="float">
            <text:p>0.6200378072</text:p>
          </table:table-cell>
        </table:table-row>
        <table:table-row table:style-name="ro1">
          <table:table-cell office:value-type="float" office:value="0.567032967032967" calcext:value-type="float">
            <text:p>0.567032967</text:p>
          </table:table-cell>
          <table:table-cell office:value-type="float" office:value="0.51530612244898" calcext:value-type="float">
            <text:p>0.5153061224</text:p>
          </table:table-cell>
          <table:table-cell office:value-type="float" office:value="0.564444444444444" calcext:value-type="float">
            <text:p>0.5644444444</text:p>
          </table:table-cell>
          <table:table-cell office:value-type="float" office:value="0.405940594059406" calcext:value-type="float">
            <text:p>0.4059405941</text:p>
          </table:table-cell>
          <table:table-cell/>
          <table:table-cell office:value-type="float" office:value="0.604081632653061" calcext:value-type="float">
            <text:p>0.6040816327</text:p>
          </table:table-cell>
        </table:table-row>
        <table:table-row table:style-name="ro1">
          <table:table-cell office:value-type="float" office:value="0.605577689243028" calcext:value-type="float">
            <text:p>0.6055776892</text:p>
          </table:table-cell>
          <table:table-cell office:value-type="float" office:value="0.504901960784314" calcext:value-type="float">
            <text:p>0.5049019608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414457831325301" calcext:value-type="float">
            <text:p>0.4144578313</text:p>
          </table:table-cell>
          <table:table-cell/>
          <table:table-cell office:value-type="float" office:value="0.632016632016632" calcext:value-type="float">
            <text:p>0.632016632</text:p>
          </table:table-cell>
        </table:table-row>
        <table:table-row table:style-name="ro1">
          <table:table-cell office:value-type="float" office:value="0.62962962962963" calcext:value-type="float">
            <text:p>0.6296296296</text:p>
          </table:table-cell>
          <table:table-cell office:value-type="float" office:value="0.472103004291845" calcext:value-type="float">
            <text:p>0.4721030043</text:p>
          </table:table-cell>
          <table:table-cell office:value-type="float" office:value="0.59469696969697" calcext:value-type="float">
            <text:p>0.5946969697</text:p>
          </table:table-cell>
          <table:table-cell office:value-type="float" office:value="0.383259911894273" calcext:value-type="float">
            <text:p>0.3832599119</text:p>
          </table:table-cell>
          <table:table-cell/>
          <table:table-cell office:value-type="float" office:value="0.594690265486726" calcext:value-type="float">
            <text:p>0.5946902655</text:p>
          </table:table-cell>
        </table:table-row>
        <table:table-row table:style-name="ro1">
          <table:table-cell office:value-type="float" office:value="0.678095238095238" calcext:value-type="float">
            <text:p>0.6780952381</text:p>
          </table:table-cell>
          <table:table-cell office:value-type="float" office:value="0.513392857142857" calcext:value-type="float">
            <text:p>0.5133928571</text:p>
          </table:table-cell>
          <table:table-cell office:value-type="float" office:value="0.596837944664032" calcext:value-type="float">
            <text:p>0.5968379447</text:p>
          </table:table-cell>
          <table:table-cell office:value-type="float" office:value="0.390350877192982" calcext:value-type="float">
            <text:p>0.3903508772</text:p>
          </table:table-cell>
          <table:table-cell/>
          <table:table-cell office:value-type="float" office:value="0.637236084452975" calcext:value-type="float">
            <text:p>0.63723608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AVG</text:p>
          </table:table-cell>
          <table:table-cell table:number-columns-repeated="2"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table:formula="of:=AVERAGE([.A2:.A6])" office:value-type="float" office:value="0.616530425263493" calcext:value-type="float">
            <text:p>0.6165304253</text:p>
          </table:table-cell>
          <table:table-cell table:formula="of:=AVERAGE([.B2:.B6])" office:value-type="float" office:value="0.510944710502227" calcext:value-type="float">
            <text:p>0.5109447105</text:p>
          </table:table-cell>
          <table:table-cell table:formula="of:=AVERAGE([.C2:.C6])" office:value-type="float" office:value="0.584717482763054" calcext:value-type="float">
            <text:p>0.5847174828</text:p>
          </table:table-cell>
          <table:table-cell table:formula="of:=AVERAGE([.D2:.D6])" office:value-type="float" office:value="0.400540973329175" calcext:value-type="float">
            <text:p>0.4005409733</text:p>
          </table:table-cell>
          <table:table-cell/>
          <table:table-cell table:formula="of:=AVERAGE([.F2:.F6])" office:value-type="float" office:value="0.617612484358552" calcext:value-type="float">
            <text:p>0.617612484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Precision</text:p>
          </table:table-cell>
          <table:table-cell table:number-columns-repeated="2"/>
        </table:table-row>
        <table:table-row table:style-name="ro1">
          <table:table-cell office:value-type="float" office:value="0.687224669603524" calcext:value-type="float">
            <text:p>0.6872246696</text:p>
          </table:table-cell>
          <table:table-cell office:value-type="float" office:value="0.75" calcext:value-type="float">
            <text:p>0.75</text:p>
          </table:table-cell>
          <table:table-cell office:value-type="float" office:value="0.706422018348624" calcext:value-type="float">
            <text:p>0.7064220183</text:p>
          </table:table-cell>
          <table:table-cell office:value-type="float" office:value="0.556213017751479" calcext:value-type="float">
            <text:p>0.5562130178</text:p>
          </table:table-cell>
          <table:table-cell table:number-columns-repeated="2"/>
        </table:table-row>
        <table:table-row table:style-name="ro1">
          <table:table-cell office:value-type="float" office:value="0.632352941176471" calcext:value-type="float">
            <text:p>0.6323529412</text:p>
          </table:table-cell>
          <table:table-cell office:value-type="float" office:value="0.716312056737589" calcext:value-type="float">
            <text:p>0.7163120567</text:p>
          </table:table-cell>
          <table:table-cell office:value-type="float" office:value="0.638190954773869" calcext:value-type="float">
            <text:p>0.6381909548</text:p>
          </table:table-cell>
          <table:table-cell office:value-type="float" office:value="0.535947712418301" calcext:value-type="float">
            <text:p>0.5359477124</text:p>
          </table:table-cell>
          <table:table-cell table:number-columns-repeated="2"/>
        </table:table-row>
        <table:table-row table:style-name="ro1">
          <table:table-cell office:value-type="float" office:value="0.64957264957265" calcext:value-type="float">
            <text:p>0.6495726496</text:p>
          </table:table-cell>
          <table:table-cell office:value-type="float" office:value="0.735714285714286" calcext:value-type="float">
            <text:p>0.7357142857</text:p>
          </table:table-cell>
          <table:table-cell office:value-type="float" office:value="0.636792452830189" calcext:value-type="float">
            <text:p>0.6367924528</text:p>
          </table:table-cell>
          <table:table-cell office:value-type="float" office:value="0.585034013605442" calcext:value-type="float">
            <text:p>0.5850340136</text:p>
          </table:table-cell>
          <table:table-cell table:number-columns-repeated="2"/>
        </table:table-row>
        <table:table-row table:style-name="ro1">
          <table:table-cell office:value-type="float" office:value="0.717299578059072" calcext:value-type="float">
            <text:p>0.7172995781</text:p>
          </table:table-cell>
          <table:table-cell office:value-type="float" office:value="0.674846625766871" calcext:value-type="float">
            <text:p>0.6748466258</text:p>
          </table:table-cell>
          <table:table-cell office:value-type="float" office:value="0.697777777777778" calcext:value-type="float">
            <text:p>0.6977777778</text:p>
          </table:table-cell>
          <table:table-cell office:value-type="float" office:value="0.576158940397351" calcext:value-type="float">
            <text:p>0.5761589404</text:p>
          </table:table-cell>
          <table:table-cell table:number-columns-repeated="2"/>
        </table:table-row>
        <table:table-row table:style-name="ro1">
          <table:table-cell office:value-type="float" office:value="0.751054852320675" calcext:value-type="float">
            <text:p>0.7510548523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692660550458716" calcext:value-type="float">
            <text:p>0.6926605505</text:p>
          </table:table-cell>
          <table:table-cell office:value-type="float" office:value="0.529761904761905" calcext:value-type="float">
            <text:p>0.529761904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table:formula="of:=AVERAGE([.A13:.A17])" office:value-type="float" office:value="0.687500938146478" calcext:value-type="float">
            <text:p>0.6875009381</text:p>
          </table:table-cell>
          <table:table-cell table:formula="of:=AVERAGE([.B13:.B17])" office:value-type="float" office:value="0.719124593643749" calcext:value-type="float">
            <text:p>0.7191245936</text:p>
          </table:table-cell>
          <table:table-cell table:formula="of:=AVERAGE([.C13:.C17])" office:value-type="float" office:value="0.674368750837835" calcext:value-type="float">
            <text:p>0.6743687508</text:p>
          </table:table-cell>
          <table:table-cell table:formula="of:=AVERAGE([.D13:.D17])" office:value-type="float" office:value="0.556623117786896" calcext:value-type="float">
            <text:p>0.556623117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Recal</text:p>
          </table:table-cell>
          <table:table-cell table:number-columns-repeated="2"/>
        </table:table-row>
        <table:table-row table:style-name="ro1">
          <table:table-cell office:value-type="float" office:value="0.536082474226804" calcext:value-type="float">
            <text:p>0.5360824742</text:p>
          </table:table-cell>
          <table:table-cell office:value-type="float" office:value="0.432989690721649" calcext:value-type="float">
            <text:p>0.4329896907</text:p>
          </table:table-cell>
          <table:table-cell office:value-type="float" office:value="0.529209621993127" calcext:value-type="float">
            <text:p>0.529209622</text:p>
          </table:table-cell>
          <table:table-cell office:value-type="float" office:value="0.323024054982818" calcext:value-type="float">
            <text:p>0.323024055</text:p>
          </table:table-cell>
          <table:table-cell table:number-columns-repeated="2"/>
        </table:table-row>
        <table:table-row table:style-name="ro1">
          <table:table-cell office:value-type="float" office:value="0.51394422310757" calcext:value-type="float">
            <text:p>0.5139442231</text:p>
          </table:table-cell>
          <table:table-cell office:value-type="float" office:value="0.402390438247012" calcext:value-type="float">
            <text:p>0.4023904382</text:p>
          </table:table-cell>
          <table:table-cell office:value-type="float" office:value="0.50597609561753" calcext:value-type="float">
            <text:p>0.5059760956</text:p>
          </table:table-cell>
          <table:table-cell office:value-type="float" office:value="0.326693227091633" calcext:value-type="float">
            <text:p>0.3266932271</text:p>
          </table:table-cell>
          <table:table-cell table:number-columns-repeated="2"/>
        </table:table-row>
        <table:table-row table:style-name="ro1">
          <table:table-cell office:value-type="float" office:value="0.567164179104478" calcext:value-type="float">
            <text:p>0.5671641791</text:p>
          </table:table-cell>
          <table:table-cell office:value-type="float" office:value="0.384328358208955" calcext:value-type="float">
            <text:p>0.3843283582</text:p>
          </table:table-cell>
          <table:table-cell office:value-type="float" office:value="0.503731343283582" calcext:value-type="float">
            <text:p>0.5037313433</text:p>
          </table:table-cell>
          <table:table-cell office:value-type="float" office:value="0.32089552238806" calcext:value-type="float">
            <text:p>0.3208955224</text:p>
          </table:table-cell>
          <table:table-cell table:number-columns-repeated="2"/>
        </table:table-row>
        <table:table-row table:style-name="ro1">
          <table:table-cell office:value-type="float" office:value="0.561056105610561" calcext:value-type="float">
            <text:p>0.5610561056</text:p>
          </table:table-cell>
          <table:table-cell office:value-type="float" office:value="0.363036303630363" calcext:value-type="float">
            <text:p>0.3630363036</text:p>
          </table:table-cell>
          <table:table-cell office:value-type="float" office:value="0.518151815181518" calcext:value-type="float">
            <text:p>0.5181518152</text:p>
          </table:table-cell>
          <table:table-cell office:value-type="float" office:value="0.287128712871287" calcext:value-type="float">
            <text:p>0.2871287129</text:p>
          </table:table-cell>
          <table:table-cell table:number-columns-repeated="2"/>
        </table:table-row>
        <table:table-row table:style-name="ro1">
          <table:table-cell office:value-type="float" office:value="0.618055555555556" calcext:value-type="float">
            <text:p>0.6180555556</text:p>
          </table:table-cell>
          <table:table-cell office:value-type="float" office:value="0.399305555555556" calcext:value-type="float">
            <text:p>0.3993055556</text:p>
          </table:table-cell>
          <table:table-cell office:value-type="float" office:value="0.524305555555556" calcext:value-type="float">
            <text:p>0.5243055556</text:p>
          </table:table-cell>
          <table:table-cell office:value-type="float" office:value="0.309027777777778" calcext:value-type="float">
            <text:p>0.309027777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table:formula="of:=AVERAGE([.A23:.A27])" office:value-type="float" office:value="0.559260507520994" calcext:value-type="float">
            <text:p>0.5592605075</text:p>
          </table:table-cell>
          <table:table-cell table:formula="of:=AVERAGE([.B23:.B27])" office:value-type="float" office:value="0.396410069272707" calcext:value-type="float">
            <text:p>0.3964100693</text:p>
          </table:table-cell>
          <table:table-cell table:formula="of:=AVERAGE([.C23:.C27])" office:value-type="float" office:value="0.516274886326263" calcext:value-type="float">
            <text:p>0.5162748863</text:p>
          </table:table-cell>
          <table:table-cell table:formula="of:=AVERAGE([.D23:.D27])" office:value-type="float" office:value="0.313353859022315" calcext:value-type="float">
            <text:p>0.31335385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3:00:29.351983240</meta:creation-date>
    <dc:date>2018-01-26T20:20:43.205529702</dc:date>
    <meta:editing-duration>PT19H29M11S</meta:editing-duration>
    <meta:editing-cycles>1</meta:editing-cycles>
    <meta:document-statistic meta:table-count="1" meta:cell-count="102" meta:object-count="0"/>
    <meta:generator>LibreOffice/5.1.6.2$Linux_X86_64 LibreOffice_project/10m0$Build-2</meta:generator>
  </office:meta>
</office:document-meta>
</file>